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12C000001909504DCD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draw:layer="layout" svg:width="9.398cm" svg:height="8.763cm" svg:x="5.318cm" svg:y="7.9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" draw:layer="layout" svg:width="-2.254cm" svg:height="-2.382cm" svg:x="10.906cm" svg:y="3.89cm">
          <draw:image xlink:href="Pictures/100000000000012C000001909504DCD2.png" xlink:type="simple" xlink:show="embed" xlink:actuate="onLoad">
            <text:p/>
          </draw:image>
        </draw:frame>
        <draw:line draw:style-name="gr3" draw:text-style-name="P1" draw:layer="layout" svg:x1="9.001cm" svg:y1="3.667cm" svg:x2="6.461cm" svg:y2="9.636cm">
          <text:p/>
        </draw:line>
        <draw:line draw:style-name="gr3" draw:text-style-name="P1" draw:layer="layout" svg:x1="9.382cm" svg:y1="3.794cm" svg:x2="7.858cm" svg:y2="8.112cm">
          <text:p/>
        </draw:line>
        <draw:line draw:style-name="gr3" draw:text-style-name="P1" draw:layer="layout" svg:x1="8.874cm" svg:y1="3.413cm" svg:x2="5.446cm" svg:y2="8.747cm">
          <text:p/>
        </draw:line>
        <draw:line draw:style-name="gr3" draw:text-style-name="P1" draw:layer="layout" svg:x1="9.636cm" svg:y1="3.921cm" svg:x2="9.89cm" svg:y2="10.017cm">
          <text:p/>
        </draw:line>
        <draw:line draw:style-name="gr3" draw:text-style-name="P1" draw:layer="layout" svg:x1="10.144cm" svg:y1="3.921cm" svg:x2="11.033cm" svg:y2="7.985cm">
          <text:p/>
        </draw:line>
        <draw:line draw:style-name="gr3" draw:text-style-name="P1" draw:layer="layout" svg:x1="10.398cm" svg:y1="3.667cm" svg:x2="12.811cm" svg:y2="9.89cm">
          <text:p/>
        </draw:line>
        <draw:line draw:style-name="gr3" draw:text-style-name="P1" draw:layer="layout" svg:x1="10.652cm" svg:y1="3.413cm" svg:x2="14.589cm" svg:y2="8.747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ay Meiri</meta:initial-creator>
    <meta:creation-date>2012-08-24T14:51:38</meta:creation-date>
    <dc:date>2012-08-24T14:58:45</dc:date>
    <dc:creator>Etay Meiri</dc:creator>
    <meta:editing-duration>PT7M8S</meta:editing-duration>
    <meta:editing-cycles>1</meta:editing-cycles>
    <meta:document-statistic meta:object-count="9"/>
    <meta:generator>LibreOffice/3.4$Unix LibreOffice_project/340m1$Build-402</meta:generator>
  </office:meta>
</office:document-meta>
</file>